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CNameImpl.XmlNCName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CNameImpl.XmlNCNam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CNameImpl.validateLexical( String v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